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Area">
      <style:graphic-properties fo:min-height="3.524cm" fo:min-width="11.092cm"/>
    </style:style>
    <style:style style:name="gr2" style:family="graphic" style:parent-style-name="Main2">
      <style:graphic-properties fo:min-height="0.595cm" fo:min-width="2.699cm"/>
    </style:style>
    <style:style style:name="gr3" style:family="graphic" style:parent-style-name="Main2">
      <style:graphic-properties draw:opacity="50%" fo:min-height="0.243cm" fo:min-width="2.689cm"/>
    </style:style>
    <style:style style:name="gr4" style:family="graphic" style:parent-style-name="Main2">
      <style:graphic-properties fo:min-height="0.243cm" fo:min-width="3.029cm"/>
    </style:style>
    <style:style style:name="gr5" style:family="graphic" style:parent-style-name="Main2">
      <style:graphic-properties fo:min-height="0.243cm" fo:min-width="3.028cm"/>
    </style:style>
    <style:style style:name="gr6" style:family="graphic" style:parent-style-name="Main2">
      <style:graphic-properties fo:min-height="0.243cm" fo:min-width="2.689cm"/>
    </style:style>
    <style:style style:name="gr7" style:family="graphic" style:parent-style-name="Main2">
      <style:graphic-properties draw:opacity="50%" fo:min-height="0.243cm" fo:min-width="3.028cm"/>
    </style:style>
    <style:style style:name="gr8" style:family="graphic" style:parent-style-name="Textbox">
      <style:graphic-properties fo:min-height="4.558cm" fo:min-width="5.644cm"/>
    </style:style>
    <style:style style:name="gr9" style:family="graphic" style:parent-style-name="keyword">
      <style:graphic-properties fo:min-height="3.634cm" fo:min-width="1.258cm"/>
    </style:style>
    <style:style style:name="gr10" style:family="graphic" style:parent-style-name="Ingress">
      <style:graphic-properties fo:min-height="0.15cm" fo:min-width="5.569cm"/>
    </style:style>
    <style:style style:name="gr11" style:family="graphic" style:parent-style-name="Textbox">
      <style:graphic-properties fo:min-height="2.241cm" fo:min-width="4.412cm"/>
    </style:style>
    <style:style style:name="gr12" style:family="graphic" style:parent-style-name="Textbox">
      <style:graphic-properties fo:min-height="2.191cm" fo:min-width="9.762cm"/>
    </style:style>
    <style:style style:name="gr13" style:family="graphic" style:parent-style-name="keyword">
      <style:graphic-properties fo:min-height="2.19cm" fo:min-width="1.675cm"/>
    </style:style>
    <style:style style:name="gr14" style:family="graphic" style:parent-style-name="Ingress">
      <style:graphic-properties fo:min-height="0.398cm" fo:min-width="11.336cm"/>
    </style:style>
    <style:style style:name="gr15" style:family="graphic" style:parent-style-name="Textbox">
      <style:graphic-properties fo:min-height="4.058cm" fo:min-width="4.643cm"/>
    </style:style>
    <style:style style:name="gr16" style:family="graphic" style:parent-style-name="Ingress">
      <style:graphic-properties fo:min-height="0.498cm" fo:min-width="3.873cm"/>
    </style:style>
    <style:style style:name="gr17" style:family="graphic" style:parent-style-name="Textbox">
      <style:graphic-properties fo:min-height="4.558cm" fo:min-width="4.144cm"/>
    </style:style>
    <style:style style:name="gr18" style:family="graphic" style:parent-style-name="Ingress">
      <style:graphic-properties fo:min-height="0.498cm" fo:min-width="3.872cm"/>
    </style:style>
    <style:style style:name="gr19" style:family="graphic" style:parent-style-name="Textbox">
      <style:graphic-properties fo:min-height="3.633cm" fo:min-width="3.804cm"/>
    </style:style>
    <style:style style:name="gr20" style:family="graphic" style:parent-style-name="keyword">
      <style:graphic-properties fo:min-height="2.588cm" fo:min-width="1.597cm"/>
    </style:style>
    <style:style style:name="P1" style:family="paragraph">
      <style:text-properties fo:font-size="9pt" style:font-size-asian="26pt" style:font-size-complex="26pt"/>
    </style:style>
    <style:style style:name="P2" style:family="paragraph">
      <style:text-properties fo:font-size="9pt" fo:font-weight="bold" style:font-size-asian="26pt" style:font-size-complex="26pt"/>
    </style:style>
    <style:style style:name="P3" style:family="paragraph">
      <loext:graphic-properties draw:opacity="50%"/>
      <style:text-properties fo:font-size="9pt" style:font-size-asian="26pt" style:font-size-complex="26pt"/>
    </style:style>
    <style:style style:name="P4" style:family="paragraph">
      <style:text-properties fo:font-size="9pt"/>
    </style:style>
    <style:style style:name="P5" style:family="paragraph">
      <style:text-properties fo:font-size="9pt" fo:font-style="italic" fo:background-color="transparent" style:font-size-asian="12pt" style:font-style-asian="italic" style:font-size-complex="12pt" style:font-style-complex="italic"/>
    </style:style>
    <style:style style:name="P6" style:family="paragraph">
      <style:text-properties fo:font-size="9pt" fo:font-style="italic" fo:background-color="transparent" style:font-size-asian="26pt" style:font-style-asian="italic" style:font-size-complex="26pt" style:font-style-complex="italic"/>
    </style:style>
    <style:style style:name="P7" style:family="paragraph">
      <style:text-properties fo:font-size="9pt" fo:background-color="transparent" style:font-size-asian="26pt" style:font-size-complex="26pt"/>
    </style:style>
    <style:style style:name="T1" style:family="text">
      <style:text-properties fo:font-size="9pt" fo:font-weight="bold" style:font-size-asian="26pt" style:font-size-complex="26pt"/>
    </style:style>
    <style:style style:name="T2" style:family="text">
      <style:text-properties fo:font-size="9pt" style:font-size-asian="26pt" style:font-size-complex="26pt"/>
    </style:style>
    <style:style style:name="T3" style:family="text">
      <style:text-properties fo:font-size="9pt" fo:font-style="italic" fo:background-color="transparent" style:font-size-asian="12pt" style:font-style-asian="italic" style:font-size-complex="12pt" style:font-style-complex="italic"/>
    </style:style>
    <style:style style:name="T4" style:family="text">
      <style:text-properties fo:font-size="9pt" fo:font-style="italic" style:font-size-asian="26pt" style:font-style-asian="italic" style:font-size-complex="26pt" style:font-style-complex="italic"/>
    </style:style>
    <style:style style:name="T5" style:family="text">
      <style:text-properties fo:font-size="9pt" fo:font-style="italic" fo:background-color="transparent" style:font-size-asian="26pt" style:font-style-asian="italic" style:font-size-complex="26pt" style:font-style-complex="italic"/>
    </style:style>
    <style:style style:name="T6" style:family="text">
      <style:text-properties fo:font-size="9pt" fo:background-color="transparent" style:font-size-asian="26pt" style:font-size-complex="26pt"/>
    </style:style>
    <style:style style:name="T7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4.182cm" svg:x="2.089cm" svg:y="1.5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49cm" svg:height="1.195cm" svg:x="2.089cm" svg:y="1.501cm">
          <text:p><text:span text:style-name="T1">Recor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3.393cm" svg:height="0.697cm" svg:x="14.589cm" svg:y="15cm">
          <text:p><text:span text:style-name="T2">Protoc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3.733cm" svg:height="0.697cm" svg:x="11.589cm" svg:y="7cm">
          <text:p><text:span text:style-name="T2">Autho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" draw:text-style-name="P4" draw:layer="layout" draw:line-skew="-0.341cm" svg:x1="13.455cm" svg:y1="7cm" svg:x2="2.977cm" svg:y2="5.682cm" draw:start-shape="id1" draw:start-glue-point="0" draw:end-shape="id2" draw:end-glue-point="2" svg:d="M13455 7000v-1000h-10478v-318" svg:viewBox="0 0 10479 1319">
          <text:p/>
        </draw:connector>
        <draw:connector draw:style-name="Connector" draw:text-style-name="P4" draw:layer="layout" draw:line-skew="3.159cm" svg:x1="2.977cm" svg:y1="5.682cm" svg:x2="16.285cm" svg:y2="15cm" draw:start-shape="id2" draw:start-glue-point="2" draw:end-shape="id3" draw:end-glue-point="0" svg:d="M2977 5682v7818h13308v1500" svg:viewBox="0 0 13309 9319">
          <text:p/>
        </draw:connector>
        <draw:custom-shape draw:style-name="gr5" draw:text-style-name="P1" xml:id="id4" draw:id="id4" draw:layer="layout" svg:width="3.732cm" svg:height="0.697cm" svg:x="2.089cm" svg:y="15cm">
          <text:p><text:span text:style-name="T2">Vo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" draw:text-style-name="P4" draw:layer="layout" draw:line-skew="4.159cm" svg:x1="2.977cm" svg:y1="5.682cm" svg:x2="3.955cm" svg:y2="15cm" draw:start-shape="id2" draw:start-glue-point="2" draw:end-shape="id4" draw:end-glue-point="0" svg:d="M2977 5682v8818h978v500" svg:viewBox="0 0 979 9319">
          <text:p/>
        </draw:connector>
        <draw:custom-shape draw:style-name="gr6" draw:text-style-name="P1" xml:id="id5" draw:id="id5" draw:layer="layout" svg:width="3.393cm" svg:height="0.697cm" svg:x="4.09cm" svg:y="7cm">
          <text:p><text:span text:style-name="T2">Fa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" draw:text-style-name="P4" draw:layer="layout" draw:line-skew="0.159cm" svg:x1="2.977cm" svg:y1="5.682cm" svg:x2="5.786cm" svg:y2="7cm" draw:start-shape="id2" draw:start-glue-point="2" draw:end-shape="id5" draw:end-glue-point="0" svg:d="M2977 5682v818h2809v500" svg:viewBox="0 0 2810 1319">
          <text:p/>
        </draw:connector>
        <draw:custom-shape draw:style-name="gr7" draw:text-style-name="P3" xml:id="id6" draw:id="id6" draw:layer="layout" svg:width="3.732cm" svg:height="0.697cm" svg:x="8.089cm" svg:y="15cm">
          <text:p><text:span text:style-name="T2">Transl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" draw:text-style-name="P4" draw:layer="layout" draw:line-skew="3.659cm" svg:x1="2.977cm" svg:y1="5.682cm" svg:x2="9.955cm" svg:y2="15cm" draw:start-shape="id2" draw:start-glue-point="2" draw:end-shape="id6" draw:end-glue-point="0" svg:d="M2977 5682v8318h6978v1000" svg:viewBox="0 0 6979 9319">
          <text:p/>
        </draw:connector>
        <draw:custom-shape draw:style-name="gr8" draw:text-style-name="P1" draw:layer="layout" svg:width="5.643cm" svg:height="4.757cm" svg:x="5.446cm" svg:y="8.743cm">
          <text:p><text:span text:style-name="T2">Name of the record, case insensitive, spaces allowed in middle, required</text:span></text:p>
          <text:p><text:span text:style-name="T2"/></text:p>
          <text:p><text:span text:style-name="T2">New fact deducted from other facts or references by reasoning, required</text:span></text:p>
          <text:p><text:span text:style-name="T2"/></text:p>
          <text:p><text:span text:style-name="T2">Reasoning leading to the fact, required</text:span></text:p>
          <text:p><text:span text:style-name="T2"/></text:p>
          <text:p><text:span text:style-name="T2">Prior facts used as basis for reaso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357cm" svg:height="3.833cm" svg:x="4.089cm" svg:y="8.743cm">
          <text:p><text:span text:style-name="T3"><text:s/></text:span><text:span text:style-name="T3">name </text:span></text:p>
          <text:p><text:span text:style-name="T3"/></text:p>
          <text:p><text:span text:style-name="T3"/></text:p>
          <text:p><text:span text:style-name="T3"><text:s/></text:span><text:span text:style-name="T3">fact </text:span></text:p>
          <text:p><text:span text:style-name="T3"/></text:p>
          <text:p><text:span text:style-name="T3"/></text:p>
          <text:p><text:span text:style-name="T3"><text:s/></text:span><text:span text:style-name="T3">reason </text:span></text:p>
          <text:p><text:span text:style-name="T3"/></text:p>
          <text:p><text:span text:style-name="T3"><text:s/></text:span><text:span text:style-name="T3">ref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768cm" svg:height="0.349cm" svg:x="4.089cm" svg:y="7.697cm">
          <text:p><text:span text:style-name="T2">Record of a fact to be included in the databas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11cm" svg:height="2.44cm" svg:x="14.589cm" svg:y="15.697cm">
          <text:p><text:span text:style-name="T4">HKDB Protocol specification.</text:span></text:p>
          <text:p><text:span text:style-name="T4"/></text:p>
          <text:p><text:span text:style-name="T4"/></text:p>
          <text:p><text:span text:style-name="T2">HKDB specifies itself so it can be read even if all external tools are lost and they need to be built from scratch. This could also be a regular Fact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9.761cm" svg:height="2.39cm" svg:x="3.864cm" svg:y="3.292cm">
          <text:p><text:span text:style-name="T2">HKDB protocol version used, required</text:span></text:p>
          <text:p><text:span text:style-name="T2">Author, pointing to author record, required</text:span></text:p>
          <text:p><text:span text:style-name="T2">Two letter ISO 638-1 language name, if not specified ’en’ is assumed</text:span></text:p>
          <text:p><text:span text:style-name="T2">Hash of record to revise and overwrite, if not specified empty is assum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" draw:id="id2" draw:layer="layout" svg:width="1.774cm" svg:height="2.39cm" svg:x="2.09cm" svg:y="3.292cm">
          <text:p><text:span text:style-name="T5"><text:s/></text:span><text:span text:style-name="T5">prtcl </text:span></text:p>
          <text:p><text:span text:style-name="T6"><text:s/></text:span><text:span text:style-name="T5">author</text:span><text:span text:style-name="T6"> </text:span></text:p>
          <text:p><text:span text:style-name="T5"><text:s/></text:span><text:span text:style-name="T5">lang </text:span></text:p>
          <text:p><text:span text:style-name="T5">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1.535cm" svg:height="0.597cm" svg:x="2.09cm" svg:y="2.695cm">
          <text:p><text:span text:style-name="T2">Abstract parent class of all records. Contains common fields for all rec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4.642cm" svg:height="4.257cm" svg:x="12.946cm" svg:y="8.743cm">
          <text:p><text:span text:style-name="T2">Name of the author, case insensitive, spaces allowed in middle, required</text:span></text:p>
          <text:p><text:span text:style-name="T2"/></text:p>
          <text:p><text:span text:style-name="T2">Personal description, optional</text:span></text:p>
          <text:p><text:span text:style-name="T2"/></text:p>
          <text:p><text:span text:style-name="T2">IOTA address to receive donations, op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357cm" svg:height="3.833cm" svg:x="11.59cm" svg:y="8.743cm">
          <text:p><text:span text:style-name="T3"><text:s/></text:span><text:span text:style-name="T3">name </text:span></text:p>
          <text:p><text:span text:style-name="T3"/></text:p>
          <text:p><text:span text:style-name="T3"/></text:p>
          <text:p><text:span text:style-name="T3"/></text:p>
          <text:p><text:span text:style-name="T3"><text:s/></text:span><text:span text:style-name="T3">desc </text:span></text:p>
          <text:p><text:span text:style-name="T3"/></text:p>
          <text:p><text:span text:style-name="T3"><text:s/></text:span><text:span text:style-name="T3">receiv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4.072cm" svg:height="0.697cm" svg:x="11.589cm" svg:y="7.697cm">
          <text:p><text:span text:style-name="T2">Record of an author that can post facts and vote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143cm" svg:height="4.757cm" svg:x="3.447cm" svg:y="16.743cm">
          <text:p><text:span text:style-name="T2">Record to vote on, can be a fact, author or translation, required</text:span></text:p>
          <text:p><text:span text:style-name="T2"/></text:p>
          <text:p><text:span text:style-name="T2">Agree / Undecided / Disagree</text:span></text:p>
          <text:p><text:span text:style-name="T2"/></text:p>
          <text:p><text:span text:style-name="T2">Reasoning behind the vote, required</text:span></text:p>
          <text:p><text:span text:style-name="T2"/></text:p>
          <text:p><text:span text:style-name="T2">Referen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.357cm" svg:height="3.833cm" svg:x="2.09cm" svg:y="16.743cm">
          <text:p><text:span text:style-name="T5"><text:s/></text:span><text:span text:style-name="T5">subject </text:span></text:p>
          <text:p><text:span text:style-name="T3"/></text:p>
          <text:p><text:span text:style-name="T3"/></text:p>
          <text:p><text:span text:style-name="T3"/></text:p>
          <text:p><text:span text:style-name="T5"><text:s/></text:span><text:span text:style-name="T5">agree </text:span></text:p>
          <text:p><text:span text:style-name="T3"/></text:p>
          <text:p><text:span text:style-name="T3"/></text:p>
          <text:p><text:span text:style-name="T5"><text:s/></text:span><text:span text:style-name="T5">reason </text:span></text:p>
          <text:p><text:span text:style-name="T3"/></text:p>
          <text:p><text:span text:style-name="T3"/></text:p>
          <text:p><text:span text:style-name="T5"><text:s/></text:span><text:span text:style-name="T5">ref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4.071cm" svg:height="0.697cm" svg:x="2.09cm" svg:y="15.697cm">
          <text:p><text:span text:style-name="T2">Vote on a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.803cm" svg:height="3.833cm" svg:x="9.786cm" svg:y="16.743cm">
          <text:p><text:span text:style-name="T2">Record that is <text:s/>translated to ’lang’ language</text:span></text:p>
          <text:p><text:span text:style-name="T2"/></text:p>
          <text:p><text:span text:style-name="T2">Actual translation</text:span></text:p>
          <text:p><text:span text:style-name="T2"/></text:p>
          <text:p><text:span text:style-name="T2">Additional notes, f.ex why parent translation was changed</text:span></text:p>
          <text:p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.696cm" svg:height="2.788cm" svg:x="8.09cm" svg:y="16.743cm">
          <text:p><text:span text:style-name="T3">source</text:span></text:p>
          <text:p><text:span text:style-name="T3"/></text:p>
          <text:p><text:span text:style-name="T3"/></text:p>
          <text:p><text:span text:style-name="T3">translation</text:span></text:p>
          <text:p><text:span text:style-name="T3"/></text:p>
          <text:p><text:span text:style-name="T3"><text:s/></text:span><text:span text:style-name="T3">notes</text:span><text:span text:style-name="T6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4.071cm" svg:height="0.697cm" svg:x="8.09cm" svg:y="15.697cm">
          <text:p><text:span text:style-name="T2">Translation of a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33333" draw:marker-start-width="0.2cm" draw:marker-start-center="false" draw:marker-end-width="0.2cm" draw:marker-end-center="false" svg:stroke-opacity="100%" draw:stroke-linejoin="round" svg:stroke-linecap="butt" draw:fill="solid" draw:fill-color="#99999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4cm" fo:min-width="4.83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in1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6259a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98cm" fo:min-width="5.34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2" style:family="graphic" style:parent-style-name="Main1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481b7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58cm" fo:min-width="2.70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3" style:family="graphic" style:parent-style-name="Main2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5dbfa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2.102cm" fo:min-width="5.352cm" fo:padding-top="0.1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9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nnector" style:family="graphic" style:parent-style-name="standard">
      <style:graphic-properties draw:stroke-dash="Dashed_20__28_var_29__20_4" svg:stroke-color="#76259a" draw:fill-gradient-name="Gradient_20_2" draw:fill-hatch-name="Hatching_20_1" draw:fill-image-name="Bitmap_20_1"/>
    </style:style>
    <style:style style:name="keyword" style:family="graphic" style:parent-style-name="Textbox">
      <style:graphic-properties draw:stroke-dash="Dashed_20__28_var_29__20_4" draw:fill="none" draw:fill-color="#999999" draw:textarea-horizontal-align="center" fo:min-height="2.102cm" fo:min-width="5.352cm" fo:padding-left="0.1cm">
        <text:list-style style:name="keywo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9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x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horizontal-align="left" draw:textarea-vertical-align="top" fo:padding-top="0.1cm" fo:padding-bottom="0.1cm" fo:padding-left="0cm" fo:padding-right="0cm" fo:wrap-option="wrap"/>
      <style:paragraph-properties fo:line-height="115%" fo:text-align="start">
        <style:tab-stops/>
      </style:paragraph-properties>
      <style:text-properties fo:font-size="9pt"/>
    </style:style>
    <style:style style:name="Ingress" style:family="graphic" style:parent-style-name="Textbox">
      <style:graphic-properties fo:min-height="0.301cm" fo:min-width="13.501cm" fo:padding-left="0.2cm"/>
      <style:paragraph-properties>
        <style:tab-stops/>
      </style:paragraph-properties>
      <style:text-properties fo:font-style="italic"/>
    </style:style>
    <style:style style:name="Area" style:family="graphic" style:parent-style-name="standard">
      <style:graphic-properties draw:stroke="solid" draw:stroke-dash="Dashed_20__28_var_29__20_4" svg:stroke-color="#5dbfac" draw:fill="none" draw:fill-gradient-name="Gradient_20_2" draw:fill-hatch-name="Hatching_20_1" draw:fill-image-name="Bitmap_20_1"/>
    </style:style>
    <style:style style:name="Centered" style:family="graphic" style:parent-style-name="Textbox">
      <style:graphic-properties draw:fill="none" draw:textarea-horizontal-align="center" fo:min-height="0.801cm" fo:min-width="4.501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20:14:56.060860079</meta:creation-date>
    <dc:date>2020-03-26T18:37:13.898000000</dc:date>
    <meta:editing-duration>PT2H10M1S</meta:editing-duration>
    <meta:editing-cycles>27</meta:editing-cycles>
    <meta:generator>LibreOffice/4.4.5.2$Windows_x86 LibreOffice_project/a22f674fd25a3b6f45bdebf25400ed2adff0ff99</meta:generator>
    <meta:document-statistic meta:object-count="28"/>
  </office:meta>
</office:document-meta>
</file>